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A000001BE7285C64C5377C291.jpg" manifest:media-type="image/jpeg"/>
  <manifest:file-entry manifest:full-path="Pictures/100000000000017500000187A80E0D40FB4C3F0F.jpg" manifest:media-type="image/jpeg"/>
  <manifest:file-entry manifest:full-path="Pictures/100000000000017C0000010AE07F088673E8A1D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827cm" svg:height="13.445cm" svg:x="16.67cm" svg:y="0.855cm">
          <draw:image xlink:href="Pictures/100000000000017500000187A80E0D40FB4C3F0F.jpg" xlink:type="simple" xlink:show="embed" xlink:actuate="onLoad">
            <text:p/>
          </draw:image>
        </draw:frame>
        <draw:frame draw:style-name="gr1" draw:text-style-name="P1" draw:layer="layout" svg:width="10.749cm" svg:height="7.524cm" svg:x="5.686cm" svg:y="9.43cm">
          <draw:image xlink:href="Pictures/100000000000017C0000010AE07F088673E8A1D8.jpg" xlink:type="simple" xlink:show="embed" xlink:actuate="onLoad">
            <text:p/>
          </draw:image>
        </draw:frame>
        <draw:frame draw:style-name="gr1" draw:text-style-name="P1" draw:layer="layout" svg:width="15.819cm" svg:height="8.884cm" svg:x="0.167cm" svg:y="0.119cm">
          <draw:image xlink:href="Pictures/100000000000031A000001BE7285C64C5377C29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98cm" fo:margin-bottom="11.09cm" fo:margin-left="1cm" fo:margin-right="1cm" fo:page-width="29.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7.3$Linux_X86_64 LibreOffice_project/00m0$Build-3</meta:generator>
    <dc:date>2021-05-08T14:12:23.640842440</dc:date>
    <meta:editing-duration>PT18M46S</meta:editing-duration>
    <meta:editing-cycles>3</meta:editing-cycles>
    <meta:document-statistic meta:object-count="3"/>
  </office:meta>
</office:document-meta>
</file>